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loext:graphic-properties draw:fill="none" draw:fill-color="#ffffff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gr1" style:family="graphic">
      <style:graphic-properties draw:stroke="solid" svg:stroke-color="#000000" draw:fill="none" draw:fill-color="#ffffff" fo:min-height="26.3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3.926cm" fo:margin-left="0cm" fo:margin-right="0cm" fo:margin-top="0cm" fo:margin-bottom="0cm" style:run-through="foreground" style:wrap="none" style:vertical-pos="top" style:vertical-rel="paragraph" style:horizontal-pos="center" style:horizontal-rel="paragraph"/>
    </style:style>
    <style:style style:name="gr3" style:family="graphic">
      <style:graphic-properties draw:stroke="solid" svg:stroke-color="#000000" draw:fill="none" draw:fill-color="#ffffff" fo:min-height="4.946cm" fo:margin-left="0cm" fo:margin-right="0cm" fo:margin-top="0cm" fo:margin-bottom="0cm" style:run-through="foreground" style:wrap="none" style:vertical-pos="top" style:vertical-rel="paragraph" style:horizontal-pos="center" style:horizontal-rel="paragraph"/>
    </style:style>
    <style:style style:name="gr4" style:family="graphic">
      <style:graphic-properties draw:stroke="none" svg:stroke-color="#000000" draw:fill="none" draw:fill-color="#ffffff" fo:min-height="4.8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color="#000000" draw:fill="none" draw:fill-color="#ffffff" fo:min-height="10.1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color="#000000" draw:fill="none" draw:fill-color="#ffffff" fo:min-height="20.4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color="#000000" draw:fill="none" draw:fill-color="#ffffff" fo:min-height="7.096cm" fo:margin-left="0cm" fo:margin-right="0cm" fo:margin-top="0cm" fo:margin-bottom="0cm" style:run-through="foreground" style:wrap="none" style:vertical-pos="top" style:vertical-rel="paragraph" style:horizontal-pos="center" style:horizontal-rel="paragraph"/>
    </style:style>
    <style:style style:name="gr8" style:family="graphic">
      <style:graphic-properties draw:stroke="solid" svg:stroke-color="#000000" draw:fill="none" draw:fill-color="#ffffff" fo:min-height="13.2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color="#000000" draw:fill="none" draw:fill-color="#ffffff" fo:min-height="5.027cm" fo:margin-left="0cm" fo:margin-right="0cm" fo:margin-top="0cm" fo:margin-bottom="0cm" style:run-through="foreground" style:wrap="none" style:vertical-pos="top" style:vertical-rel="paragraph" style:horizontal-pos="center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ode"/>
      </text:sequence-decls>
      <text:p text:style-name="Standard"><draw:frame text:anchor-type="paragraph" draw:z-index="0" draw:name="Shape1" draw:style-name="gr1" draw:text-style-name="P2" svg:width="18.654cm" svg:height="26.304cm" svg:x="-0.478cm" svg:y="-0.96cm"><draw:text-box><text:p>extends Sprite</text:p><text:p># bisa gerak kah ?</text:p><text:p>var can_move = false</text:p><text:p># stok saat ini berapa di truk</text:p><text:p>var current_stock = object_state.truk_value</text:p><text:p># stok seharusnya</text:p><text:p>export var max_stock = 5</text:p><text:p># speed truk</text:p><text:p>export var max_speed = 100</text:p><text:p># posisi truk</text:p><text:p>var truk_awal = Vector2()</text:p><text:p>var is_truk_kirim = false</text:p><text:p>var current_truk_pos = Vector2()</text:p><text:p>onready var pabrik = get_parent().get_node("pabrik")</text:p><text:p/><text:p>func _ready():</text:p><text:p><text:tab/>set_frame(0)</text:p><text:p><text:tab/>get_node("ProgressBar").set_value(current_stock)</text:p><text:p><text:tab/>truk_awal = get_global_pos()</text:p><text:p><text:tab/>print("TRUK AWAL: ",truk_awal)</text:p><text:p><text:tab/>print("PABRIK AWAL: ",pabrik.get_global_pos())</text:p><text:p><text:tab/>set_fixed_process(true)</text:p><text:p><text:tab/>set_process(false)</text:p><text:p/><text:p>func _fixed_process(delta):</text:p><text:p><text:tab/>_update_stok()</text:p><text:p><text:tab/>if current_stock == 5:</text:p><text:p><text:tab/><text:tab/>set_frame(1)</text:p><text:p><text:tab/><text:tab/>get_node("truk_kirim").set_hidden(false)</text:p><text:p/><text:p>func _process(delta):</text:p><text:p><text:tab/>#gerak ke kanan</text:p><text:p><text:tab/>if is_truk_kirim:</text:p><text:p><text:tab/><text:tab/>if get_global_pos().x &lt; pabrik.get_global_pos().x:</text:p><text:p><text:tab/><text:tab/><text:tab/>set_flip_h(false)</text:p><text:p><text:tab/><text:tab/><text:tab/>current_truk_pos = Vector2(max_speed,0)</text:p><text:p><text:tab/><text:tab/><text:tab/>set_global_pos(get_global_pos() + current_truk_pos * delta)</text:p><text:p><text:tab/><text:tab/>else:</text:p><text:p><text:tab/><text:tab/><text:tab/>is_truk_kirim = false</text:p><text:p><text:tab/>#gerak ke kiri</text:p><text:p><text:tab/>else:</text:p><text:p><text:tab/><text:tab/>if get_global_pos().x &gt; truk_awal.x:</text:p><text:p><text:tab/><text:tab/><text:tab/>set_flip_h(true)</text:p><text:p><text:tab/><text:tab/><text:tab/>set_frame(0)</text:p><text:p><text:tab/><text:tab/><text:tab/>get_node("ProgressBar").set_value(0)</text:p><text:p><text:tab/><text:tab/><text:tab/>current_truk_pos = Vector2(-max_speed,0)</text:p><text:p><text:tab/><text:tab/><text:tab/>set_global_pos(get_global_pos() + current_truk_pos * delta)</text:p><text:p><text:tab/><text:tab/>else:</text:p><text:p><text:tab/><text:tab/><text:tab/>set_global_pos(truk_awal)</text:p><text:p><text:tab/><text:tab/><text:tab/>set_flip_h(false)</text:p><text:p><text:tab/><text:tab/><text:tab/>object_state.truk_kirim_status = false</text:p><text:p><text:tab/><text:tab/><text:tab/>set_process(false)</text:p><text:p><text:tab/><text:tab/><text:tab/>set_fixed_process(true)</text:p></draw:text-box></draw:frame></text:p>
      <text:p text:style-name="P1"><draw:frame draw:style-name="fr1" draw:name="Frame1" text:anchor-type="paragraph" svg:x="-0.533cm" svg:y="-0.543cm" svg:width="18.713cm" draw:z-index="1"><draw:text-box fo:min-height="3.932cm"><text:p text:style-name="Code"><draw:frame text:anchor-type="paragraph" draw:z-index="2" draw:name="Shape2" draw:style-name="gr2" draw:text-style-name="P2" svg:width="18.709cm" svg:height="3.927cm" svg:x="0.002cm" svg:y="0cm"><draw:text-box><text:p/><text:p>func set_is_truk_kirim(status):</text:p><text:p><text:tab/>is_truk_kirim = status</text:p><text:p/><text:p>func _update_stok():</text:p><text:p><text:tab/>current_stock = object_state.truk_value</text:p><text:p><text:tab/>get_node("ProgressBar").set_value(current_stock)</text:p></draw:text-box></draw:frame>Code <text:sequence text:ref-name="refCode0" text:name="Code" text:formula="ooow:Code+1" style:num-format="1">1</text:sequence>: Class Truk.gd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-0.506cm" svg:y="0.589cm" svg:width="18.713cm" draw:z-index="3"><draw:text-box fo:min-height="9.892cm"><text:p text:style-name="Code"><draw:frame text:anchor-type="paragraph" draw:z-index="4" draw:name="Shape3" draw:style-name="gr3" draw:text-style-name="P2" svg:width="18.709cm" svg:height="9.252cm" svg:x="0.002cm" svg:y="0cm"><draw:text-box><text:p>extends Sprite</text:p><text:p/><text:p>func _ready():</text:p><text:p><text:tab/>pass</text:p><text:p/><text:p>func _picked_up():</text:p><text:p><text:tab/>print("Kirim picked up")</text:p><text:p><text:tab/>object_state.truk_kirim_status = true</text:p><text:p><text:tab/>object_state.truk_value = 0</text:p><text:p><text:tab/>get_node("../").set_fixed_process(false)</text:p><text:p><text:tab/>get_node("../").set_is_truk_kirim(true)</text:p><text:p><text:tab/>get_node("../").set_process(true)</text:p><text:p><text:tab/>set_hidden(true)</text:p><text:p/><text:p>func _on_Area2D_input_event( viewport, event, shape_idx ):</text:p><text:p><text:tab/>if event.type == InputEvent.MOUSE_BUTTON and event.pressed == false:</text:p><text:p><text:tab/># Start dragging when the user presses the mouse button over the clickable area</text:p><text:p><text:tab/><text:tab/>_picked_up()</text:p><text:p/></draw:text-box></draw:frame>Code <text:sequence text:ref-name="refCode1" text:name="Code" text:formula="ooow:Code+1" style:num-format="1">2</text:sequence>: PengirimanTruk</text:p></draw:text-box></draw:frame><draw:frame text:anchor-type="paragraph" draw:z-index="5" draw:name="Shape4" draw:style-name="gr4" draw:text-style-name="P2" svg:width="19.811cm" svg:height="4.894cm" svg:x="-1.071cm" svg:y="19.812cm"><draw:text-box><text:p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6" draw:name="Shape5" draw:style-name="gr5" draw:text-style-name="P2" svg:width="19.137cm" svg:height="10.189cm" svg:x="-0.533cm" svg:y="0.31cm"><draw:text-box><text:p>extends Node2D</text:p><text:p>const H_PUPUK = 2</text:p><text:p>const H_AIR = 4</text:p><text:p>const H_SAWIT = 20</text:p><text:p>const H_TRUK = 100</text:p><text:p>const H_PABRIK = 300</text:p><text:p>const H_PABRIKADV = 500</text:p><text:p/><text:p># barang [qty , subtotal]</text:p><text:p>var pupuk=[0,0]</text:p><text:p>var air=[0,0]</text:p><text:p>var sawit=[0,0]</text:p><text:p>var truk=[0,0]</text:p><text:p>var pabrik=[0,0]</text:p><text:p>var pabrikAdv=[0,0]</text:p><text:p>var total_harga=0</text:p><text:p>var can_buy = true</text:p><text:p>onready var l_total = "Total = 0"</text:p><text:p>onready var l_uang = "Your Coin ="</text:p><text:p>var uang_kita = object_state.p_uang</text:p></draw:text-box></draw:frame></text:p>
      <text:p text:style-name="Standard"/>
      <text:p text:style-name="P1"><draw:frame text:anchor-type="paragraph" draw:z-index="7" draw:name="Shape6" draw:style-name="gr6" draw:text-style-name="P2" svg:width="18.709cm" svg:height="20.492cm" svg:x="-0.506cm" svg:y="0.566cm"><draw:text-box><text:p>func _ready():</text:p><text:p><text:tab/>set_fixed_process(true)</text:p><text:p><text:tab/>get_node("background/Label").set_text(l_uang+str(uang_kita))</text:p><text:p><text:tab/>get_node("tombols/harga").set_text(l_total)</text:p><text:p><text:tab/>for components in get_node("tombols/shop_container").get_children():</text:p><text:p><text:tab/><text:tab/>if components.has_node("SpinBox"):</text:p><text:p><text:tab/><text:tab/><text:tab/>components.get_node("SpinBox").connect("value_changed",self,"_on_value_changed",[components.get_name()])</text:p><text:p/><text:p>func _fixed_process(delta):</text:p><text:p><text:tab/>if !can_buy:</text:p><text:p><text:tab/><text:tab/>reset_value()</text:p><text:p/><text:p>func _on_value_changed(value,parent):</text:p><text:p><text:tab/>l_total = "Total = "</text:p><text:p><text:tab/>if parent == "pupuk":</text:p><text:p><text:tab/><text:tab/>pupuk[0] = value</text:p><text:p><text:tab/><text:tab/>pupuk[1] = value * H_PUPUK</text:p><text:p><text:tab/>elif parent == "air":</text:p><text:p><text:tab/><text:tab/>air[0] = value</text:p><text:p><text:tab/><text:tab/>air[1] = value * H_AIR</text:p><text:p><text:tab/>elif parent == "sawit":</text:p><text:p><text:tab/><text:tab/>sawit[0] = value</text:p><text:p><text:tab/><text:tab/>sawit[1] = value * H_SAWIT</text:p><text:p><text:tab/>elif parent == "truk":</text:p><text:p><text:tab/><text:tab/>truk[0] = value</text:p><text:p><text:tab/><text:tab/>truk[1] = value * H_TRUK</text:p><text:p><text:tab/>elif parent == "pabrik":</text:p><text:p><text:tab/><text:tab/>pabrik[0] = value</text:p><text:p><text:tab/><text:tab/>pabrik[1] = value * H_PABRIK</text:p><text:p><text:tab/>else:</text:p><text:p><text:tab/><text:tab/>pabrikAdv[0] = value</text:p><text:p><text:tab/><text:tab/>pabrikAdv[1]= value * H_PABRIKADV</text:p><text:p><text:tab/><text:tab/></text:p><text:p><text:tab/>total_harga = pupuk[1] + air[1] + sawit[1] + truk[1] + pabrik[1] + pabrikAdv[1]</text:p><text:p><text:tab/>get_node("tombols/harga").set_text(l_total + str(total_harga))</text:p><text:p/><text:p/><text:p>func _on_leave():</text:p><text:p><text:tab/>queue_free()</text:p><text:p><text:tab/>get_tree().set_pause(false)</text:p></draw:text-box></draw:frame></text:p>
      <text:p text:style-name="Standard"/>
      <text:p text:style-name="Standard"/>
      <text:p text:style-name="Standard"/>
      <text:p text:style-name="Standard"/>
      <text:p text:style-name="P1"><draw:frame draw:style-name="fr1" draw:name="Frame3" text:anchor-type="paragraph" svg:x="-0.748cm" svg:y="0.584cm" svg:width="18.9cm" draw:z-index="8"><draw:text-box fo:min-height="14.125cm"><text:p text:style-name="Code"><draw:frame text:anchor-type="paragraph" draw:z-index="9" draw:name="Shape7" draw:style-name="gr7" draw:text-style-name="P2" svg:width="18.896cm" svg:height="14.121cm" svg:x="0.002cm" svg:y="0cm"><draw:text-box><text:p>func reset_value():</text:p><text:p><text:tab/>if can_buy:</text:p><text:p><text:tab/><text:tab/>uang_kita-=total_harga</text:p><text:p><text:tab/><text:tab/>object_state.p_uang = uang_kita</text:p><text:p><text:tab/><text:tab/>object_state.p_air += air[0]</text:p><text:p><text:tab/><text:tab/>object_state.p_sawit += sawit[0]</text:p><text:p><text:tab/><text:tab/>object_state.p_pupuk += pupuk[0]</text:p><text:p><text:tab/><text:tab/>object_state.p_truk += truk[0]</text:p><text:p><text:tab/><text:tab/>object_state.p_pabrik += pabrik[0]</text:p><text:p><text:tab/><text:tab/>object_state.p_pabrikAdv += pabrikAdv[0]</text:p><text:p><text:tab/><text:tab/></text:p><text:p><text:tab/>pupuk=[0,0]</text:p><text:p><text:tab/>air=[0,0]</text:p><text:p><text:tab/>sawit=[0,0]</text:p><text:p><text:tab/>truk=[0,0]</text:p><text:p><text:tab/>pabrik=[0,0]</text:p><text:p><text:tab/>pabrikAdv=[0,0]</text:p><text:p><text:tab/>for components in get_node("tombols/shop_container").get_children():</text:p><text:p><text:tab/><text:tab/>if components.has_node("SpinBox"):</text:p><text:p><text:tab/><text:tab/><text:tab/>components.get_node("SpinBox").set_value(0)</text:p><text:p><text:tab/>can_buy = true</text:p><text:p/><text:p>func _on_buy_button_pressed():</text:p><text:p><text:tab/>if(uang_kita &lt; total_harga):</text:p><text:p><text:tab/><text:tab/>can_buy = false</text:p><text:p><text:tab/><text:tab/>get_node("konfirmasi/popup_konfirmasi").show()</text:p><text:p><text:tab/>else:</text:p><text:p><text:tab/><text:tab/>reset_value()</text:p><text:p><text:tab/><text:tab/>get_node("background/Label").set_text(l_uang+str(uang_kita))</text:p></draw:text-box></draw:frame>Code <text:sequence text:ref-name="refCode2" text:name="Code" text:formula="ooow:Code+1" style:num-format="1">3</text:sequence>: class shop.gd</text:p></draw:text-box></draw:frame></text:p>
      <text:p text:style-name="P1"><draw:frame text:anchor-type="paragraph" draw:z-index="10" draw:name="Shape8" draw:style-name="gr8" draw:text-style-name="P2" svg:width="18.465cm" svg:height="27.265cm" svg:x="-0.961cm" svg:y="-1.131cm"><draw:text-box><text:p>extends Sprite</text:p><text:p/><text:p>onready var timer = get_node("Timer")</text:p><text:p/><text:p>export (float, 0.0, 100.0, .1) var start_time = 15.0</text:p><text:p>export (float, 0.0, 100.0, .1) var end_time <text:s text:c="2"/>= 20</text:p><text:p>export var critical_time = 60</text:p><text:p>export var need_time = 98</text:p><text:p>var kebutuhan = 0</text:p><text:p/><text:p>func _ready():</text:p><text:p><text:tab/>object_state.air_value = false</text:p><text:p><text:tab/>timer.set_timer_process_mode(Timer.TIMER_PROCESS_FIXED)</text:p><text:p><text:tab/>timer.set_wait_time(end_time - start_time)</text:p><text:p><text:tab/>timer.set_one_shot(true)</text:p><text:p><text:tab/>timer.connect("timeout", self, "gameover")</text:p><text:p><text:tab/>get_node("ProgressBar").set_value(end_time)</text:p><text:p># <text:s text:c="3"/>add_child(timer)</text:p><text:p><text:tab/>timer.start()</text:p><text:p/><text:p><text:tab/>set_fixed_process(true)</text:p><text:p/><text:p>func gameover():</text:p><text:p><text:tab/>object_state.p_sawit -=1</text:p><text:p><text:tab/>queue_free()</text:p><text:p/><text:p>var t = 1</text:p><text:p>func _fixed_process(delta): # Print testing</text:p><text:p><text:tab/>if(t &gt;= 1):</text:p><text:p><text:tab/><text:tab/>t -= 1</text:p><text:p><text:tab/><text:tab/>print(timer.get_time_left())</text:p><text:p><text:tab/><text:tab/>get_node("ProgressBar").set_value(timer.get_time_left())</text:p><text:p># <text:s text:c="7"/>set_value(timer.get_time_left())</text:p><text:p><text:tab/><text:tab/>if(timer.get_time_left() &lt; need_time and timer.get_time_left() &gt; critical_time):</text:p><text:p><text:tab/><text:tab/><text:tab/>if kebutuhan % 3 == 0:</text:p><text:p><text:tab/><text:tab/><text:tab/><text:tab/>get_node("air").set_hidden(false)</text:p><text:p><text:tab/><text:tab/><text:tab/>elif kebutuhan % 3 == 1:</text:p><text:p><text:tab/><text:tab/><text:tab/><text:tab/>get_node("pupuk").set_hidden(false)</text:p><text:p><text:tab/><text:tab/><text:tab/>else:</text:p><text:p><text:tab/><text:tab/><text:tab/><text:tab/>if kebutuhan &lt; 10:</text:p><text:p><text:tab/><text:tab/><text:tab/><text:tab/><text:tab/>get_node("air").set_hidden(false)</text:p><text:p><text:tab/><text:tab/><text:tab/><text:tab/>else:</text:p><text:p><text:tab/><text:tab/><text:tab/><text:tab/><text:tab/>set_frame(4)</text:p><text:p><text:tab/><text:tab/><text:tab/><text:tab/><text:tab/>get_node("panen").set_hidden(false)</text:p><text:p><text:tab/><text:tab/>elif(timer.get_time_left() &lt; critical_time):</text:p><text:p><text:tab/><text:tab/><text:tab/>if kebutuhan &lt; 10:</text:p><text:p><text:tab/><text:tab/><text:tab/><text:tab/>self.set_frame(1)</text:p><text:p><text:tab/><text:tab/><text:tab/>else:</text:p><text:p><text:tab/><text:tab/><text:tab/><text:tab/>print("switched")</text:p><text:p><text:tab/><text:tab/><text:tab/><text:tab/>set_frame(3)</text:p><text:p><text:tab/>t += delta</text:p><text:p/><text:p>const ADDITIONAL_TIME = 5.0</text:p><text:p>var clicked = 0</text:p><text:p/><text:p/></draw:text-box></draw:frame></text:p>
      <text:p text:style-name="Standard"/>
      <text:p text:style-name="Standard"/>
      <text:p text:style-name="P1"><draw:frame draw:style-name="fr1" draw:name="Frame4" text:anchor-type="paragraph" svg:x="-0.693cm" svg:y="-0.808cm" svg:width="18.228cm" draw:z-index="11"><draw:text-box fo:min-height="5.849cm"><text:p text:style-name="Code"><draw:frame text:anchor-type="paragraph" draw:z-index="12" draw:name="Shape9" draw:style-name="gr9" draw:text-style-name="P2" svg:width="18.224cm" svg:height="5.845cm" svg:x="0.002cm" svg:y="0cm"><draw:text-box><text:p>func _on_popup_pressed(): # Button for testing</text:p><text:p># Must get time before stopping timer.</text:p><text:p><text:tab/>var new_time = timer.get_time_left() + ADDITIONAL_TIME</text:p><text:p>#<text:tab/>set_value(new_time)</text:p><text:p><text:tab/>kebutuhan+=1</text:p><text:p><text:tab/>if kebutuhan &lt; 10:</text:p><text:p><text:tab/><text:tab/>set_frame(0)</text:p><text:p><text:tab/>else:</text:p><text:p><text:tab/><text:tab/>set_frame(2)</text:p><text:p><text:tab/>timer.stop()</text:p><text:p><text:tab/>timer.set_wait_time(new_time)</text:p><text:p><text:tab/>timer.start()</text:p></draw:text-box></draw:frame>Code <text:sequence text:ref-name="refCode3" text:name="Code" text:formula="ooow:Code+1" style:num-format="1">4</text:sequence>: class sawit.gd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Code" style:family="paragraph" style:parent-style-name="Caption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0:07:15.999121333</meta:creation-date>
    <dc:date>2017-11-16T10:19:56.999428095</dc:date>
    <meta:editing-duration>PT12M40S</meta:editing-duration>
    <meta:editing-cycles>4</meta:editing-cycles>
    <meta:generator>LibreOffice/5.4.2.2.0$Linux_X86_64 LibreOffice_project/40m0$Build-2</meta:generator>
    <meta:document-statistic meta:table-count="0" meta:image-count="0" meta:object-count="0" meta:page-count="6" meta:paragraph-count="4" meta:word-count="15" meta:character-count="86" meta:non-whitespace-character-count="75"/>
  </office:meta>
</office:document-meta>
</file>